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Tahoma" svg:font-family="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2098in" fo:widows="1" fo:text-indent="0in" style:auto-text-indent="false"/>
      <style:text-properties fo:font-variant="normal" fo:text-transform="none" fo:color="#000000" style:font-name="Tahoma" fo:font-size="10.1000003814697pt" fo:letter-spacing="0.0098in" fo:font-style="normal" fo:font-weight="normal"/>
    </style:style>
    <style:style style:name="P2" style:family="paragraph" style:parent-style-name="Standard">
      <style:paragraph-properties fo:margin-left="0in" fo:margin-right="0in" style:line-height-at-least="0.2098in" fo:widows="1" fo:text-indent="0in" style:auto-text-indent="false"/>
      <style:text-properties fo:font-variant="normal" fo:text-transform="none" fo:color="#000000" style:font-name="Tahoma" fo:font-size="10.1000003814697pt" fo:letter-spacing="0.0098in" fo:font-style="normal" fo:font-weight="bold" officeooo:paragraph-rsid="000871bb" style:font-weight-asian="bold" style:font-weight-complex="bold"/>
    </style:style>
    <style:style style:name="P3" style:family="paragraph" style:parent-style-name="Standard">
      <style:paragraph-properties fo:margin-left="0in" fo:margin-right="0in" style:line-height-at-least="0.2098in" fo:widows="1" fo:text-indent="0in" style:auto-text-indent="false"/>
      <style:text-properties fo:font-variant="normal" fo:text-transform="none" fo:color="#000000" style:font-name="Arial" fo:font-size="9.35000038146973pt" fo:letter-spacing="0.0098in" fo:font-style="normal" fo:font-weight="normal" style:font-weight-asian="normal" style:font-weight-complex="normal"/>
    </style:style>
    <style:style style:name="P4" style:family="paragraph" style:parent-style-name="Standard">
      <style:paragraph-properties fo:margin-left="0in" fo:margin-right="0in" style:line-height-at-least="0.2098in" fo:widows="1" fo:text-indent="0in" style:auto-text-indent="false"/>
      <style:text-properties fo:font-variant="normal" fo:text-transform="none" fo:color="#000000" style:font-name="Arial" fo:font-size="9.35000038146973pt" fo:letter-spacing="0.0098in" fo:font-style="normal" fo:font-weight="normal" officeooo:paragraph-rsid="000871bb" style:font-weight-asian="normal" style:font-weight-complex="normal"/>
    </style:style>
    <style:style style:name="P5" style:family="paragraph" style:parent-style-name="Standard">
      <style:paragraph-properties fo:margin-left="0in" fo:margin-right="0in" style:line-height-at-least="0.1799in" fo:widows="1" fo:text-indent="0in" style:auto-text-indent="false"/>
      <style:text-properties fo:font-variant="normal" fo:text-transform="none" fo:color="#000000" style:font-name="Arial" fo:font-size="9.35000038146973pt" fo:letter-spacing="0.0098in" fo:font-style="normal" fo:font-weight="normal" style:font-weight-asian="normal" style:font-weight-complex="normal"/>
    </style:style>
    <style:style style:name="P6" style:family="paragraph" style:parent-style-name="Standard">
      <style:paragraph-properties fo:margin-left="0in" fo:margin-right="0in" style:line-height-at-least="0.2098in" fo:widows="1" fo:text-indent="0in" style:auto-text-indent="false"/>
      <style:text-properties fo:font-variant="normal" fo:text-transform="none" fo:color="#66ff99" style:font-name="Arial" fo:font-size="9.35000038146973pt" fo:letter-spacing="0.0098in" fo:font-style="normal" fo:font-weight="bold" officeooo:paragraph-rsid="000871bb" style:font-weight-asian="bold" style:font-weight-complex="bold"/>
    </style:style>
    <style:style style:name="P7" style:family="paragraph" style:parent-style-name="Standard">
      <style:paragraph-properties fo:margin-left="0in" fo:margin-right="0in" style:line-height-at-least="0.1799in" fo:widows="1" fo:text-indent="0in" style:auto-text-indent="false"/>
      <style:text-properties fo:color="#000000" fo:font-weight="normal" style:font-weight-asian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799in" fo:widows="1" fo:text-indent="0in" style:auto-text-indent="false" fo:padding="0in" fo:border="none"/>
    </style:style>
    <style:style style:name="P9" style:family="paragraph" style:parent-style-name="Standard">
      <style:paragraph-properties fo:margin-left="0in" fo:margin-right="0in" style:line-height-at-least="0.1799in" fo:widows="1" fo:text-indent="0in" style:auto-text-indent="false"/>
      <style:text-properties fo:font-variant="normal" fo:text-transform="none" fo:color="#000000" style:font-name="Arial" fo:font-size="9.35000038146973pt" fo:letter-spacing="0.0098in" fo:font-style="normal" fo:font-weight="normal" officeooo:paragraph-rsid="0009f6e0" style:font-weight-asian="normal" style:font-weight-complex="normal"/>
    </style:style>
    <style:style style:name="P10" style:family="paragraph" style:parent-style-name="Standard">
      <style:paragraph-properties fo:margin-left="0in" fo:margin-right="0in" style:line-height-at-least="0.1799in" fo:widows="1" fo:text-indent="0in" style:auto-text-indent="false"/>
      <style:text-properties fo:font-variant="normal" fo:text-transform="none" fo:color="#000000" style:font-name="Arial" fo:font-size="9.35000038146973pt" fo:letter-spacing="0.0098in" fo:font-style="normal" fo:font-weight="normal" officeooo:paragraph-rsid="000a8e62" style:font-weight-asian="normal" style:font-weight-complex="normal"/>
    </style:style>
    <style:style style:name="P11" style:family="paragraph" style:parent-style-name="Standard">
      <style:paragraph-properties fo:margin-left="0in" fo:margin-right="0in" style:line-height-at-least="0.1799in" fo:widows="1" fo:text-indent="0in" style:auto-text-indent="false"/>
      <style:text-properties fo:font-variant="normal" fo:text-transform="none" fo:color="#000000" style:font-name="Arial" fo:font-size="9.35000038146973pt" fo:letter-spacing="0.0098in" fo:font-style="normal" fo:font-weight="normal" officeooo:paragraph-rsid="000aa3cf" style:font-weight-asian="normal" style:font-weight-complex="normal"/>
    </style:style>
    <style:style style:name="P12" style:family="paragraph" style:parent-style-name="Standard">
      <style:paragraph-properties fo:margin-left="0in" fo:margin-right="0in" style:line-height-at-least="0.1799in" fo:widows="1" fo:text-indent="0in" style:auto-text-indent="false"/>
      <style:text-properties fo:font-variant="normal" fo:text-transform="none" fo:color="#000000" style:font-name="Arial" fo:font-size="9.35000038146973pt" fo:letter-spacing="0.0098in" fo:font-style="normal" fo:font-weight="normal" officeooo:paragraph-rsid="000c03d8" style:font-weight-asian="normal" style:font-weight-complex="normal"/>
    </style:style>
    <style:style style:name="P13" style:family="paragraph" style:parent-style-name="Standard">
      <style:paragraph-properties fo:margin-left="0in" fo:margin-right="0in" style:line-height-at-least="0.1799in" fo:widows="1" fo:text-indent="0in" style:auto-text-indent="false"/>
      <style:text-properties fo:font-variant="normal" fo:text-transform="none" fo:color="#000000" style:font-name="Arial" fo:font-size="9.35000038146973pt" fo:letter-spacing="0.0098in" fo:font-style="normal" fo:font-weight="normal" officeooo:paragraph-rsid="000cbf11" style:font-weight-asian="normal" style:font-weight-complex="normal"/>
    </style:style>
    <style:style style:name="T1" style:family="text">
      <style:text-properties fo:font-variant="normal" fo:text-transform="none" style:font-name="Arial" fo:font-size="9.35000038146973pt" fo:letter-spacing="0.0098in" fo:font-style="normal"/>
    </style:style>
    <style:style style:name="T2" style:family="text">
      <style:text-properties fo:font-variant="normal" fo:text-transform="none" fo:color="#000000" style:text-line-through-style="none" style:font-name="Arial" fo:font-size="9.35000038146973pt" fo:letter-spacing="0.0098in" fo:font-style="normal" style:text-underline-style="none" fo:font-weight="normal" style:text-blinking="false" style:font-weight-asian="normal" style:font-weight-complex="normal"/>
    </style:style>
    <style:style style:name="T3" style:family="text">
      <style:text-properties fo:font-variant="normal" fo:text-transform="none" fo:color="#000000" style:font-name="Arial" fo:font-size="9.35000038146973pt" fo:letter-spacing="0.0098in" fo:font-style="normal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color="#000000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 the static IP address to the server</text:p>
      <text:p text:style-name="P1"/>
      <text:p text:style-name="P2">Step 1:</text:p>
      <text:p text:style-name="P3">vim /etc/sysconfig/network-scripts/ifcfg-eth0</text:p>
      <text:p text:style-name="P4">DEVICE=eth0</text:p>
      <text:p text:style-name="P4">NM_CONTROLLED=yes</text:p>
      <text:p text:style-name="P4">ONBOOT=yes</text:p>
      <text:p text:style-name="P4">TYPE=Ethernet</text:p>
      <text:p text:style-name="P4">BOOTPROTO=none</text:p>
      <text:p text:style-name="P4">IPADDR=192.168.2.66</text:p>
      <text:p text:style-name="P4">PREFIX=24</text:p>
      <text:p text:style-name="P4">DEFROUTE=yes</text:p>
      <text:p text:style-name="P4">IPV4_FAILURE_FATAL=yes</text:p>
      <text:p text:style-name="P4">IPV6INIT=no</text:p>
      <text:p text:style-name="P4">NAME="System eth0"</text:p>
      <text:p text:style-name="P4">UUID=5fb06bd0-0bb0-7ffb-45f1-d6edd65f3e03</text:p>
      <text:p text:style-name="P4">USERCTL=no</text:p>
      <text:p text:style-name="P4">HWADDR=C8:60:00:9D:A6:61</text:p>
      <text:p text:style-name="P4">LAST_CONNECT=1392018391</text:p>
      <text:p text:style-name="P4">~ <text:s text:c="23"/></text:p>
      <text:p text:style-name="P4"><text:span text:style-name="T4">Step 2:</text:span> Restart service</text:p>
      <text:p text:style-name="P4">/etc/rc.d/init.d/network restart </text:p>
      <text:p text:style-name="P4"/>
      <text:p text:style-name="P4"><text:span text:style-name="T4">Step 3:</text:span> Set Network start at bootup</text:p>
      <text:p text:style-name="P6"><text:a xlink:type="simple" xlink:href="http://www.server-world.info/en/command/html/chkconfig.html"><text:span text:style-name="T5">chkconfig</text:span></text:a><text:span text:style-name="T6"> network on </text:span></text:p>
      <text:p text:style-name="P4"/>
      <text:p text:style-name="P4"><text:span text:style-name="T4">Step 4:</text:span> Disable IPv6</text:p>
      <text:p text:style-name="P8"><text:a xlink:type="simple" xlink:href="http://www.server-world.info/en/command/html/vi.html">vi</text:a><text:span text:style-name="T2">m</text:span><text:span text:style-name="T3">/etc/sysctl.conf</text:span></text:p>
      <text:p text:style-name="P4"># add follows to the end</text:p>
      <text:p text:style-name="P7"><text:line-break/><text:span text:style-name="T1">net.ipv6.conf.all.disable_ipv6 = 1</text:span><text:line-break/><text:span text:style-name="T1">net.ipv6.conf.default.disable_ipv6 = 1</text:span></text:p>
      <text:p text:style-name="P5"/>
      <text:p text:style-name="P5"><text:span text:style-name="T4">Step 5: A</text:span>pply new settings</text:p>
      <text:p text:style-name="P7"><text:line-break/><text:span text:style-name="T1">sysctl -p</text:span></text:p>
      <text:p text:style-name="P5"/>
      <text:p text:style-name="P5"/>
      <text:p text:style-name="P9">Other Reference:<text:a xlink:type="simple" xlink:href="http://ask.xmodulo.com/configure-static-ip-address-centos7.html">http://ask.xmodulo.com/configure-static-ip-address-centos7.html</text:a></text:p>
      <text:p text:style-name="P12"><text:a xlink:type="simple" xlink:href="http://lintut.com/how-to-configure-static-ip-address-on-centos-7/">http://lintut.com/how-to-configure-static-ip-address-on-centos-7/</text:a></text:p>
      <text:p text:style-name="P13">http://www.krizna.com/centos/setup-network-centos-7/</text:p>
      <text:p text:style-name="P9"/>
      <text:p text:style-name="P10">eg., server 66 details</text:p>
      <text:p text:style-name="P10"/>
      <text:p text:style-name="P10"><text:s text:c="18"/>Device <text:s text:c="14"/>eth1 </text:p>
      <text:p text:style-name="P10"><text:s text:c="17"/>Use DHCP <text:s text:c="12"/>[ ] </text:p>
      <text:p text:style-name="P10"><text:s text:c="17"/>Static IP <text:s text:c="11"/>192.168.1.4 </text:p>
      <text:p text:style-name="P10"><text:soft-page-break/><text:s text:c="17"/>Netmask <text:s text:c="13"/>255.255.255.0 </text:p>
      <text:p text:style-name="P10"><text:s text:c="17"/>Default gateway IP <text:s text:c="2"/>192.168.1.1</text:p>
      <text:p text:style-name="P10"><text:s text:c="16"/>Primary DNS Server <text:s text:c="4"/>203.145.184.13</text:p>
      <text:p text:style-name="P10"><text:s text:c="16"/>Secondary DNS Server 203.145.184.32</text:p>
      <text:p text:style-name="P10"/>
      <text:p text:style-name="P10"/>
      <text:p text:style-name="P11">Hostname <text:s text:c="15"/><text:span text:style-name="T4">softsolutions4u.info</text:span></text:p>
      <text:p text:style-name="P11">DNS search path <text:s text:c="5"/><text:span text:style-name="T4">inf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Tahoma" svg:font-family="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5-06-06T17:27:33</meta:creation-date>
    <dc:date>2015-06-06T18:03:24</dc:date>
    <dc:creator>root </dc:creator>
    <meta:editing-duration>PT14M51S</meta:editing-duration>
    <meta:editing-cycles>7</meta:editing-cycles>
    <meta:generator>LibreOffice/4.0.4.2$Linux_x86 LibreOffice_project/400m0$Build-2</meta:generator>
    <meta:document-statistic meta:table-count="0" meta:image-count="0" meta:object-count="0" meta:page-count="2" meta:paragraph-count="42" meta:word-count="106" meta:character-count="1283" meta:non-whitespace-character-count="993"/>
  </office:meta>
</office:document-meta>
</file>